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81e6" officeooo:paragraph-rsid="001b81e6"/>
    </style:style>
    <style:style style:name="P2" style:family="paragraph" style:parent-style-name="Standard">
      <style:text-properties officeooo:rsid="001e7602" officeooo:paragraph-rsid="001e7602"/>
    </style:style>
    <style:style style:name="P3" style:family="paragraph" style:parent-style-name="Standard">
      <style:text-properties officeooo:rsid="001f9176" officeooo:paragraph-rsid="001f9176"/>
    </style:style>
    <style:style style:name="T1" style:family="text">
      <style:text-properties officeooo:rsid="001cd957"/>
    </style:style>
    <style:style style:name="T2" style:family="text">
      <style:text-properties fo:font-weight="bold" style:font-weight-asian="bold" style:font-weight-complex="bold"/>
    </style:style>
    <style:style style:name="T3" style:family="text">
      <style:text-properties officeooo:rsid="001f80c5"/>
    </style:style>
    <style:style style:name="T4" style:family="text">
      <style:text-properties officeooo:rsid="00223688"/>
    </style:style>
    <style:style style:name="T5" style:family="text">
      <style:text-properties officeooo:rsid="002331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Supervised Learning:</text:span> Supervised learning is a (machine learning) task in which the machine is given training data which <text:span text:style-name="T1">has been labelled for a specific output and </text:span>the algorithm will have to analyse and <text:span text:style-name="T1">learn the patterns that lead the input data to the desired output so that it will be able to yield similar/same results when given a data set it has never seen before.</text:span></text:p>
      <text:p text:style-name="P1"/>
      <text:p text:style-name="P2"><text:span text:style-name="T2">Unsupervised Learning:</text:span> Unsupervised learning is when a machine is given a cluster of data <text:span text:style-name="T3">that has not been classified or labelled in anyway by humans </text:span>to analyse and find patterns or data groupings without any human intervention. Applications of these could be exploiting data, cross selling strategies, image recognition.</text:p>
      <text:p text:style-name="P2"/>
      <text:p text:style-name="P3"><text:span text:style-name="T2">Reinforcement Learning: </text:span>Reinforcement Learning is <text:span text:style-name="T4">essentially a system to allow the machine to self learn, it works by giving “rewards” for doing correct things and “punishments” for doing the incorrect things which trains the robot or machine to know what to do as it wants to achieve “rewards”.</text:span></text:p>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9T13:41:51.266748700</meta:creation-date>
    <dc:date>2021-09-29T14:14:52.419391117</dc:date>
    <meta:editing-duration>PT12M6S</meta:editing-duration>
    <meta:editing-cycles>9</meta:editing-cycles>
    <meta:generator>LibreOffice/7.0.6.2$Linux_X86_64 LibreOffice_project/00$Build-2</meta:generator>
    <meta:document-statistic meta:table-count="0" meta:image-count="0" meta:object-count="0" meta:page-count="1" meta:paragraph-count="3" meta:word-count="162" meta:character-count="988" meta:non-whitespace-character-count="829"/>
  </office:meta>
</office:document-meta>
</file>